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45.1mm"/>
    </style:style>
    <style:style style:name="co6" style:family="table-column">
      <style:table-column-properties fo:break-before="auto" style:column-width="30.14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7.6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1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5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<text:span text:style-name="T1">102</text:span><text:span text:style-name="T2">年度對議員所提地方建設建議事項處理明細表</text:span></text:p>
            </table:table-cell>
            <table:covered-table-cell table:style-name="ce9"/>
            <table:covered-table-cell table:number-columns-repeated="4" table:style-name="ce14"/>
            <table:covered-table-cell table:number-columns-repeated="2" table:style-name="ce22"/>
            <table:covered-table-cell table:style-name="ce9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<text:span text:style-name="T1">102</text:span><text:span text:style-name="T2">年</text:span><text:span text:style-name="T3">6</text:span><text:span text:style-name="T2">月止</text:span></text:p>
            </table:table-cell>
            <table:covered-table-cell table:style-name="ce9"/>
            <table:covered-table-cell table:number-columns-repeated="4" table:style-name="ce14"/>
            <table:covered-table-cell table:number-columns-repeated="2" table:style-name="ce22"/>
            <table:covered-table-cell table:style-name="ce9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<text:span text:style-name="T4">4</text:span></text:p>
            </table:table-cell>
            <table:table-cell table:style-name="ce10" office:value-type="string" calcext:value-type="string" table:number-columns-spanned="7" table:number-rows-spanned="1">
              <text:p>  (<text:span text:style-name="T7">本表為半年報</text:span><text:span text:style-name="T8">)</text:span></text:p>
            </table:table-cell>
            <table:covered-table-cell table:number-columns-repeated="6" table:style-name="ce15"/>
            <table:table-cell table:style-name="ce24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20"/>
            <table:covered-table-cell table:style-name="ce25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19" office:value-type="string" calcext:value-type="string">
              <text:p>核定金額</text:p>
            </table:table-cell>
            <table:table-cell table:style-name="ce19" office:value-type="string" calcext:value-type="string">
              <text:p>經費支用科目</text:p>
            </table:table-cell>
            <table:table-cell table:style-name="ce19" office:value-type="string" calcext:value-type="string">
              <text:p>主辦機關</text:p>
            </table:table-cell>
            <table:table-cell table:style-name="ce19" office:value-type="string" calcext:value-type="string">
              <text:p>招標方式</text:p>
            </table:table-cell>
            <table:table-cell table:style-name="ce19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何旭昇</text:p>
          </table:table-cell>
          <table:table-cell table:style-name="ce11" office:value-type="string" calcext:value-type="string">
            <text:p>民雄鄉寮頂村<text:span text:style-name="T5">3</text:span><text:span text:style-name="T6">鄰路面及排水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820" calcext:value-type="float">
            <text:p><text:s/>82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民雄鄉公所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靈巖寺旁產業道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7" office:value-type="float" office:value="400" calcext:value-type="float">
            <text:p><text:s/>4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鴨母寮農地重劃區東路<text:span text:style-name="T5">2</text:span><text:span text:style-name="T6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7" office:value-type="float" office:value="950" calcext:value-type="float">
            <text:p><text:s/>95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鴨母寮農地重劃區東路<text:span text:style-name="T5">13</text:span><text:span text:style-name="T6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7" office:value-type="float" office:value="1150" calcext:value-type="float">
            <text:p><text:s/>1,15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松梅農地重劃區東路<text:span text:style-name="T5">19</text:span><text:span text:style-name="T6">及南勢農地重劃區東路</text:span><text:span text:style-name="T9">13</text:span><text:span text:style-name="T6">等改善工程</text:span></text:p>
          </table:table-cell>
          <table:table-cell table:style-name="ce5" office:value-type="string" calcext:value-type="string">
            <text:p>朴子市</text:p>
            <text:p>鹿草鄉</text:p>
          </table:table-cell>
          <table:table-cell table:number-columns-repeated="2" table:style-name="ce17" office:value-type="float" office:value="1000" calcext:value-type="float">
            <text:p><text:s/>1,0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湖底農地重劃區東西<text:span text:style-name="T5">5.6</text:span><text:span text:style-name="T6">路銜接處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7" office:value-type="float" office:value="96" calcext:value-type="float">
            <text:p><text:s/>96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23" office:value-type="string" calcext:value-type="string">
            <text:p>10<text:span text:style-name="T10">萬元以下小額採購</text:span></text:p>
          </table:table-cell>
          <table:table-cell table:style-name="ce5" office:value-type="string" calcext:value-type="string">
            <text:p>成財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東石鄉網寮村內道路鋪面改善工程</text:p>
          </table:table-cell>
          <table:table-cell table:style-name="ce5" office:value-type="string" calcext:value-type="string">
            <text:p>東石鄉</text:p>
          </table:table-cell>
          <table:table-cell table:style-name="ce17" office:value-type="float" office:value="1500" calcext:value-type="float">
            <text:p><text:s/>1,500 </text:p>
          </table:table-cell>
          <table:table-cell table:style-name="ce17" office:value-type="float" office:value="1000" calcext:value-type="float">
            <text:p><text:s/>1,00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東石鄉網寮村鎮安宮前道路排水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7" office:value-type="float" office:value="450" calcext:value-type="float">
            <text:p><text:s/>45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東石鄉網寮村村里道路修舖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7" office:value-type="float" office:value="99.74" calcext:value-type="float">
            <text:p><text:s/>10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東石鄉港墘村市場旁村里道路排水溝改善工程之全期工程款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7" office:value-type="float" office:value="92.4" calcext:value-type="float">
            <text:p><text:s/>92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東石鄉猿樹村縣嘉<text:span text:style-name="T5">1</text:span><text:span text:style-name="T6">線</text:span><text:span text:style-name="T9">0k+000</text:span><text:span text:style-name="T6">至</text:span><text:span text:style-name="T9">0k+200</text:span><text:span text:style-name="T6">道路鋪面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7" office:value-type="float" office:value="900" calcext:value-type="float">
            <text:p><text:s/>9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椿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朴子市雙溪引里靈隱寺前道路修補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7" office:value-type="float" office:value="110" calcext:value-type="float">
            <text:p><text:s/>11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1" office:value-type="string" calcext:value-type="string">
            <text:p>中埔鄉後庄排水溝改善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7" office:value-type="float" office:value="17.956" calcext:value-type="float">
            <text:p><text:s/>18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1" office:value-type="string" calcext:value-type="string">
            <text:p>安仁農地重劃區東路<text:span text:style-name="T5">62-1</text:span><text:span text:style-name="T6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7" office:value-type="float" office:value="380" calcext:value-type="float">
            <text:p><text:s/>38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椿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1" office:value-type="string" calcext:value-type="string">
            <text:p>山下農地重劃區北鹿草小排<text:span text:style-name="T5">3-5</text:span><text:span text:style-name="T6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7" office:value-type="float" office:value="600" calcext:value-type="float">
            <text:p><text:s/>6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椿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1" office:value-type="string" calcext:value-type="string">
            <text:p>安仁農地重劃區北路<text:span text:style-name="T5">13</text:span><text:span text:style-name="T6">及東路</text:span><text:span text:style-name="T9">30</text:span><text:span text:style-name="T6">、</text:span><text:span text:style-name="T9">94</text:span><text:span text:style-name="T6">暨道將圳農地重劃區東西</text:span><text:span text:style-name="T9">16</text:span><text:span text:style-name="T6">路改善工程</text:span></text:p>
          </table:table-cell>
          <table:table-cell table:style-name="ce5" office:value-type="string" calcext:value-type="string">
            <text:p>太保市</text:p>
            <text:p>水上鄉</text:p>
          </table:table-cell>
          <table:table-cell table:number-columns-repeated="2" table:style-name="ce17" office:value-type="float" office:value="1650" calcext:value-type="float">
            <text:p><text:s/>1,65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日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于玲</text:p>
          </table:table-cell>
          <table:table-cell table:style-name="ce11" office:value-type="string" calcext:value-type="string">
            <text:p>好收<text:span text:style-name="T5">(</text:span><text:span text:style-name="T6">七</text:span><text:span text:style-name="T9">)</text:span><text:span text:style-name="T6">早期農地重劃區東路</text:span><text:span text:style-name="T9">54</text:span><text:span text:style-name="T6">路面柏油修補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250" calcext:value-type="float">
            <text:p><text:s/>25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1" office:value-type="string" calcext:value-type="string">
            <text:p>安和農地重劃區北路<text:span text:style-name="T5">10</text:span><text:span text:style-name="T6">之</text:span><text:span text:style-name="T9">1</text:span><text:span text:style-name="T6">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7" office:value-type="float" office:value="320" calcext:value-type="float">
            <text:p><text:s/>32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1" office:value-type="string" calcext:value-type="string">
            <text:p>新港鄉潭大村大竹圍巷道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7" office:value-type="float" office:value="170" calcext:value-type="float">
            <text:p><text:s/>17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1" office:value-type="string" calcext:value-type="string">
            <text:p>嘉<text:span text:style-name="T5">86</text:span><text:span text:style-name="T6">線北崙村鋪面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7" office:value-type="float" office:value="200" calcext:value-type="float">
            <text:p><text:s/>2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新港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久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1" office:value-type="string" calcext:value-type="string">
            <text:p>義竹鄉後鎮村道路、排水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7" office:value-type="float" office:value="920" calcext:value-type="float">
            <text:p><text:s/>92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1" office:value-type="string" calcext:value-type="string">
            <text:p>義竹鄉後鎮村村里道路修補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7" office:value-type="float" office:value="85" calcext:value-type="float">
            <text:p><text:s/>85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1" office:value-type="string" calcext:value-type="string">
            <text:p>義竹鄉岸腳村村里道路修補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7" office:value-type="float" office:value="175" calcext:value-type="float">
            <text:p><text:s/>175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1" office:value-type="string" calcext:value-type="string">
            <text:p>竹頭段<text:span text:style-name="T5">0099-0001</text:span><text:span text:style-name="T6">地號農路改善工程</text:span>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7" office:value-type="float" office:value="900" calcext:value-type="float">
            <text:p><text:s/>9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1" office:value-type="string" calcext:value-type="string">
            <text:p>番路鄉下坑村村里道路修補改善工程</text:p>
          </table:table-cell>
          <table:table-cell table:style-name="ce5" office:value-type="string" calcext:value-type="string">
            <text:p>番路鄉</text:p>
          </table:table-cell>
          <table:table-cell table:number-columns-repeated="2" table:style-name="ce17" office:value-type="float" office:value="294" calcext:value-type="float">
            <text:p><text:s/>294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嘉<text:span text:style-name="T5">150</text:span><text:span text:style-name="T6">線</text:span><text:span text:style-name="T9">0.1k</text:span><text:span text:style-name="T6">及</text:span><text:span text:style-name="T9">0.7k</text:span><text:span text:style-name="T6">道路改善工程</text:span><text:span text:style-name="T9">(</text:span><text:span text:style-name="T6">只同意補助嘉</text:span><text:span text:style-name="T9">150</text:span><text:span text:style-name="T6">線</text:span><text:span text:style-name="T9">0.7k</text:span><text:span text:style-name="T6">道路改善工程</text:span><text:span text:style-name="T9">160</text:span><text:span text:style-name="T6">萬</text:span><text:span text:style-name="T9">)</text:span></text:p>
          </table:table-cell>
          <table:table-cell table:style-name="ce5" office:value-type="string" calcext:value-type="string">
            <text:p>梅山鄉</text:p>
          </table:table-cell>
          <table:table-cell table:style-name="ce17" office:value-type="float" office:value="4630" calcext:value-type="float">
            <text:p><text:s/>4,630 </text:p>
          </table:table-cell>
          <table:table-cell table:style-name="ce17" office:value-type="float" office:value="1600" calcext:value-type="float">
            <text:p><text:s/>1,6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宏益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六腳鄉正義村大橋頭農路設施改善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7" office:value-type="float" office:value="200" calcext:value-type="float">
            <text:p><text:s/>2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六腳鄉漁寮村<text:span text:style-name="T5">3</text:span><text:span text:style-name="T6">鄰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7" office:value-type="float" office:value="360" calcext:value-type="float">
            <text:p><text:s/>36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東石鄉嘉<text:span text:style-name="T5">12</text:span><text:span text:style-name="T6">線蔦松村湖底段道路橫向溝渠及寬頻管道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7" office:value-type="float" office:value="300" calcext:value-type="float">
            <text:p><text:s/>30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1" office:value-type="string" calcext:value-type="string">
            <text:p>梅山鄉大南、安靖、雙溪、過山等村道路及擋土牆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7" office:value-type="float" office:value="2000" calcext:value-type="float">
            <text:p><text:s/>2,0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陳柏霖</text:p>
          </table:table-cell>
          <table:table-cell table:style-name="ce11" office:value-type="string" calcext:value-type="string">
            <text:p>中埔鄉和美村村里道路修補改善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7" office:value-type="float" office:value="1220" calcext:value-type="float">
            <text:p><text:s/>1,22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舊社產業道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7" office:value-type="float" office:value="600" calcext:value-type="float">
            <text:p><text:s/>6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竹崎鄉昇平村柿仔腳道路路面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7" office:value-type="float" office:value="800" calcext:value-type="float">
            <text:p><text:s/>80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竹崎鄉昇平村嘉<text:span text:style-name="T5">123</text:span><text:span text:style-name="T6">線及山仔頂</text:span><text:span text:style-name="T9">4</text:span><text:span text:style-name="T6">鄰道路改善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7" office:value-type="float" office:value="565" calcext:value-type="float">
            <text:p><text:s/>565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尚未發包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1" office:value-type="string" calcext:value-type="string">
            <text:p>安仁農地重劃區北路<text:span text:style-name="T5">29</text:span><text:span text:style-name="T6">及東路</text:span><text:span text:style-name="T9">47</text:span><text:span text:style-name="T6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7" office:value-type="float" office:value="2100" calcext:value-type="float">
            <text:p><text:s/>2,1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1" office:value-type="string" calcext:value-type="string">
            <text:p>太保市前潭里及崙頂里道路改善工程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7" office:value-type="float" office:value="1145" calcext:value-type="float">
            <text:p><text:s/>1,145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松山村後山仔段<text:span text:style-name="T5">427.460.460-1</text:span><text:span text:style-name="T6">地段產業道路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東湖村東湖大排農路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800" calcext:value-type="float">
            <text:p><text:s/>8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西安村西安段<text:span text:style-name="T5">705-1</text:span><text:span text:style-name="T6">、</text:span><text:span text:style-name="T9">705-2</text:span><text:span text:style-name="T6">農地產業道路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1500" calcext:value-type="float">
            <text:p><text:s/>1,5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頂寮農地重劃區小排<text:span text:style-name="T5">1-18</text:span><text:span text:style-name="T6">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800" calcext:value-type="float">
            <text:p><text:s/>8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聖安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平和農地重劃區東路<text:span text:style-name="T5">2</text:span><text:span text:style-name="T6">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500" calcext:value-type="float">
            <text:p><text:s/>5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光明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1" office:value-type="string" calcext:value-type="string">
            <text:p>嘉<text:span text:style-name="T5">105</text:span><text:span text:style-name="T6">線振興橋</text:span><text:span text:style-name="T9">(</text:span><text:span text:style-name="T6">俊雄三號橋水流媽廟前</text:span><text:span text:style-name="T9">)</text:span><text:span text:style-name="T6">道路修補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1344" calcext:value-type="float">
            <text:p><text:s/>1,344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鄉後寮社區設置老人運動器材案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7" office:value-type="float" office:value="0.18" calcext:value-type="float">
            <text:p><text:s/>0 </text:p>
          </table:table-cell>
          <table:table-cell table:style-name="ce11" office:value-type="string" calcext:value-type="string">
            <text:p>公用事業工程<text:span text:style-name="T5">-</text:span><text:span text:style-name="T6">公用事業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23" table:number-columns-repeated="2"/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碧潭村農路改善工程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7" office:value-type="float" office:value="800" calcext:value-type="float">
            <text:p><text:s/>80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山下農地重劃區北鹿草中排<text:span text:style-name="T5">2</text:span><text:span text:style-name="T6">溝牆加高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7" office:value-type="float" office:value="160" calcext:value-type="float">
            <text:p><text:s/>16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靖和農地重劃區南北<text:span text:style-name="T5">17</text:span><text:span text:style-name="T6">路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7" office:value-type="float" office:value="600" calcext:value-type="float">
            <text:p><text:s/>6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鄉松竹村庄內道路改善及竹圍國小前排水溝加蓋工程</text:p>
          </table:table-cell>
          <table:table-cell table:style-name="ce5" office:value-type="string" calcext:value-type="string">
            <text:p>鹿草鄉</text:p>
          </table:table-cell>
          <table:table-cell table:style-name="ce17" office:value-type="float" office:value="655" calcext:value-type="float">
            <text:p><text:s/>655 </text:p>
          </table:table-cell>
          <table:table-cell table:style-name="ce17" office:value-type="float" office:value="600" calcext:value-type="float">
            <text:p><text:s/>60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角鄉重寮村媽祖廟邊道路改善工程</text:p>
          </table:table-cell>
          <table:table-cell table:style-name="ce5" office:value-type="string" calcext:value-type="string">
            <text:p>鹿草鄉</text:p>
          </table:table-cell>
          <table:table-cell table:style-name="ce17" office:value-type="float" office:value="690" calcext:value-type="float">
            <text:p><text:s/>690 </text:p>
          </table:table-cell>
          <table:table-cell table:style-name="ce17" office:value-type="float" office:value="600" calcext:value-type="float">
            <text:p><text:s/>6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鄉西井村道路改善工程</text:p>
          </table:table-cell>
          <table:table-cell table:style-name="ce5" office:value-type="string" calcext:value-type="string">
            <text:p>鹿草鄉</text:p>
          </table:table-cell>
          <table:table-cell table:style-name="ce17" office:value-type="float" office:value="540" calcext:value-type="float">
            <text:p><text:s/>540 </text:p>
          </table:table-cell>
          <table:table-cell table:style-name="ce17" office:value-type="float" office:value="500" calcext:value-type="float">
            <text:p><text:s/>5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1" office:value-type="string" calcext:value-type="string">
            <text:p>鹿草鄉光潭村市場前道路、海豐段道路改善工程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7" office:value-type="float" office:value="445" calcext:value-type="float">
            <text:p><text:s/>445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大林鎮中坑里田寮段<text:span text:style-name="T5">158</text:span><text:span text:style-name="T6">號農路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7" office:value-type="float" office:value="160" calcext:value-type="float">
            <text:p><text:s/>160 </text:p>
          </table:table-cell>
          <table:table-cell table:style-name="ce11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好收農地重劃區東路<text:span text:style-name="T5">2</text:span><text:span text:style-name="T6">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7" office:value-type="float" office:value="95" calcext:value-type="float">
            <text:p><text:s/>95 </text:p>
          </table:table-cell>
          <table:table-cell table:style-name="ce11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23" office:value-type="string" calcext:value-type="string">
            <text:p>10<text:span text:style-name="T10">萬元以下小額採購</text:span></text:p>
          </table:table-cell>
          <table:table-cell table:style-name="ce5" office:value-type="string" calcext:value-type="string">
            <text:p>永旭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內林農地重劃區東路<text:span text:style-name="T5">38</text:span><text:span text:style-name="T6">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7" office:value-type="float" office:value="400" calcext:value-type="float">
            <text:p><text:s/>4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光明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2" office:value-type="string" calcext:value-type="string">
            <text:p>162<text:span text:style-name="T10">甲線</text:span><text:span text:style-name="T9">15</text:span><text:span text:style-name="T6">彎支線村里道路路面改善工程</text:span>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7" office:value-type="float" office:value="340" calcext:value-type="float">
            <text:p><text:s/>34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大林鎮過溪里油車店往崎頭道路<text:span text:style-name="T5">(</text:span><text:span text:style-name="T6">嘉</text:span><text:span text:style-name="T9">104-1</text:span><text:span text:style-name="T6">線</text:span><text:span text:style-name="T9">)</text:span><text:span text:style-name="T6">修復工程</text:span></text:p>
          </table:table-cell>
          <table:table-cell table:style-name="ce5" office:value-type="string" calcext:value-type="string">
            <text:p>大林鎮</text:p>
          </table:table-cell>
          <table:table-cell table:style-name="ce17" office:value-type="float" office:value="3600" calcext:value-type="float">
            <text:p><text:s/>3,600 </text:p>
          </table:table-cell>
          <table:table-cell table:style-name="ce17" office:value-type="float" office:value="500" calcext:value-type="float">
            <text:p><text:s/>5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堂瑞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2" office:value-type="string" calcext:value-type="string">
            <text:p>164<text:span text:style-name="T10">縣民雄交流道節水溝輛損壞請求賠償</text:span></text:p>
          </table:table-cell>
          <table:table-cell table:style-name="ce5" office:value-type="string" calcext:value-type="string">
            <text:p>民雄鄉</text:p>
          </table:table-cell>
          <table:table-cell table:style-name="ce17" office:value-type="float" office:value="23.863" calcext:value-type="float">
            <text:p><text:s/>24 </text:p>
          </table:table-cell>
          <table:table-cell table:style-name="ce17" office:value-type="float" office:value="20" calcext:value-type="float">
            <text:p><text:s/>20 </text:p>
          </table:table-cell>
          <table:table-cell table:style-name="ce11" office:value-type="string" calcext:value-type="string">
            <text:p>一般行政<text:span text:style-name="T5">-</text:span><text:span text:style-name="T6">法制訴願國家賠償處理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23" table:number-columns-repeated="2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農地重劃區東路<text:span text:style-name="T5">25</text:span><text:span text:style-name="T6">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900" calcext:value-type="float">
            <text:p><text:s/>90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日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農地重劃區東路<text:span text:style-name="T5">15</text:span><text:span text:style-name="T6">之</text:span><text:span text:style-name="T9">2</text:span><text:span text:style-name="T6">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480" calcext:value-type="float">
            <text:p><text:s/>48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日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中庄村中庄排水溝清淤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97" calcext:value-type="float">
            <text:p><text:s/>97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大豐工業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溪洲村外溪洲<text:span text:style-name="T5">AC</text:span><text:span text:style-name="T6">路面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1183" calcext:value-type="float">
            <text:p><text:s/>1,183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寬士村崎子頭<text:span text:style-name="T5">53</text:span><text:span text:style-name="T6">號附近排水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1775" calcext:value-type="float">
            <text:p><text:s/>1,775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內溪活動中心附近路面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400" calcext:value-type="float">
            <text:p><text:s/>400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中庄村中庄<text:span text:style-name="T5">48</text:span><text:span text:style-name="T6">號</text:span><text:span text:style-name="T9">-3</text:span><text:span text:style-name="T6">附近排水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25" calcext:value-type="float">
            <text:p><text:s/>25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柳林村柳子林<text:span text:style-name="T5">98</text:span><text:span text:style-name="T6">號附近排水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595" calcext:value-type="float">
            <text:p><text:s/>595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3"/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1" office:value-type="string" calcext:value-type="string">
            <text:p>水上鄉進學街水上國中附近排水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7" office:value-type="float" office:value="98.6" calcext:value-type="float">
            <text:p><text:s/>99 </text:p>
          </table:table-cell>
          <table:table-cell table:style-name="ce11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萬坤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文基</text:p>
          </table:table-cell>
          <table:table-cell table:style-name="ce11" office:value-type="string" calcext:value-type="string">
            <text:p>番路鄉公興村中寮廣宮前廣場改善</text:p>
          </table:table-cell>
          <table:table-cell table:style-name="ce5" office:value-type="string" calcext:value-type="string">
            <text:p>番路鄉</text:p>
          </table:table-cell>
          <table:table-cell table:number-columns-repeated="2" table:style-name="ce17" office:value-type="float" office:value="100" calcext:value-type="float">
            <text:p><text:s/>100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慶禹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顏蔡淑惠</text:p>
          </table:table-cell>
          <table:table-cell table:style-name="ce11" office:value-type="string" calcext:value-type="string">
            <text:p>東榮農地重劃區東<text:span text:style-name="T5">16</text:span><text:span text:style-name="T6">路及東光農場重劃區帶為小段</text:span><text:span text:style-name="T9">12</text:span><text:span text:style-name="T6">號等農路改善工程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7" office:value-type="float" office:value="520" calcext:value-type="float">
            <text:p><text:s/>520 </text:p>
          </table:table-cell>
          <table:table-cell table:style-name="ce11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1" office:value-type="string" calcext:value-type="string">
            <text:p>和美、和睦村道路修舖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7" office:value-type="float" office:value="403.96" calcext:value-type="float">
            <text:p><text:s/>404 </text:p>
          </table:table-cell>
          <table:table-cell table:style-name="ce11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3" table:number-rows-spanned="1">
            <text:p>合<text:span text:style-name="T5">          </text:span><text:span text:style-name="T6">計</text:span></text:p>
          </table:table-cell>
          <table:covered-table-cell table:style-name="ce13"/>
          <table:covered-table-cell table:style-name="ce16"/>
          <table:table-cell table:style-name="ce17" table:formula="of:=SUM([.D6:.D73])" office:value-type="float" office:value="48980.699" calcext:value-type="float">
            <text:p><text:s/>48,981 </text:p>
          </table:table-cell>
          <table:table-cell table:style-name="ce17" table:formula="of:=SUM([.E6:.E73])" office:value-type="float" office:value="42161.836" calcext:value-type="float">
            <text:p><text:s/>42,162 </text:p>
          </table:table-cell>
          <table:table-cell table:style-name="ce21"/>
          <table:table-cell table:style-name="ce17" table:number-columns-repeated="3"/>
          <table:table-cell table:number-columns-repeated="1015"/>
        </table:table-row>
        <table:table-row table:style-name="ro6" table:number-rows-repeated="2">
          <table:table-cell table:style-name="ce7"/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3"/>
          <table:table-cell table:style-name="ce18" table:number-columns-repeated="2"/>
          <table:table-cell table:number-columns-repeated="1019"/>
        </table:table-row>
        <table:table-row table:style-name="ro7" table:number-rows-repeated="104849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5:.$I$76"/>
        </table:named-expressions>
      </table:table>
      <table:named-expressions/>
      <table:database-ranges>
        <table:database-range table:name="__Anonymous_Sheet_DB__0" table:target-range-address="議員4.A5:議員4.I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month/>
      <number:text>月</number:text>
      <number:day/>
      <number:text>日</number:text>
    </number:date-style>
    <number:number-style style:name="N19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" loext:min-decimal-places="2" number:min-integer-digits="1"/>
      <number:text> </number:text>
    </number:number-style>
    <number:number-style style:name="N195">
      <number:number number:decimal-places="3" loext:min-decimal-places="3" number:min-integer-digits="1"/>
      <number:text> </number:text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">
      <style:text-properties fo:color="#ff0000"/>
      <number:number number:decimal-places="0" loext:min-decimal-places="0" number:min-integer-digits="1" number:grouping="true"/>
      <style:map style:condition="value()&gt;=0" style:apply-style-name="N196P0"/>
    </number:number-style>
    <number:percentage-style style:name="N197">
      <number:number number:decimal-places="4" loext:min-decimal-places="4" number:min-integer-digits="1"/>
      <number:text>%</number:text>
    </number:percentag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百分比_20_2" style:display-name="百分比 2" style:family="table-cell" style:parent-style-name="Default" style:data-style-name="N10">
      <style:table-cell-properties fo:padding="0.71mm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貨幣_20_2" style:display-name="貨幣 2" style:family="table-cell" style:parent-style-name="Default" style:data-style-name="N152">
      <style:table-cell-properties fo:padding="0.71mm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4.99mm" fo:margin-right="4.99mm" style:first-page-number="continue" style:scale-to="90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q223004913</dc:creator>
    <dc:date>2013-07-22T11:21:39</dc:date>
    <meta:print-date>2013-07-16T15:26:51</meta:print-date>
    <meta:document-statistic meta:table-count="1" meta:cell-count="599" meta:object-count="0"/>
    <meta:generator>LibreOffice/5.1.2.2$Windows_x86 LibreOffice_project/d3bf12ecb743fc0d20e0be0c58ca359301eb705f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